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C00000219C8ABAF46635A9CD2.png" manifest:media-type="image/png"/>
  <manifest:file-entry manifest:full-path="Pictures/10001C0B000028F9000037879DB7CDE30C3E616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2.75cm" fo:min-width="31.2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middle" fo:min-height="11.28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1f4361" loext:opacity="100%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color="#1f4361" loext:opacity="100%" style:font-name="Arial"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1f4361" loext:opacity="100%" style:font-name="Arial"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1f4361" loext:opacity="100%" style:font-name="Arial" fo:font-size="54pt" fo:font-weight="bold" style:font-size-asian="54pt" style:font-weight-asian="bold" style:font-size-complex="54pt" style:font-weight-complex="bold"/>
    </style:style>
    <style:style style:name="T3" style:family="text">
      <style:text-properties fo:color="#1f4361" loext:opacity="100%" style:font-name="Arial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1f4361" loext:opacity="100%" style:font-name="Arial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1.7cm" svg:height="23cm" svg:x="0cm" svg:y="0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9.594cm" svg:height="13cm" svg:x="2.293cm" svg:y="5cm">
            <draw:image xlink:href="Pictures/10001C0B000028F9000037879DB7CDE30C3E6168.svg" xlink:type="simple" xlink:show="embed" xlink:actuate="onLoad" draw:mime-type="image/svg+xml">
              <text:p/>
            </draw:image>
            <draw:image xlink:href="Pictures/100000010000018C00000219C8ABAF46635A9CD2.png" xlink:type="simple" xlink:show="embed" xlink:actuate="onLoad" draw:mime-type="image/png"/>
          </draw:frame>
          <draw:frame draw:style-name="gr3" draw:text-style-name="P4" draw:layer="layout" svg:width="16.8cm" svg:height="11.531cm" svg:x="12.607cm" svg:y="5.735cm">
            <draw:text-box>
              <text:p text:style-name="P3"><text:span text:style-name="T1">PyNoon</text:span></text:p>
              <text:p text:style-name="P3"><text:span text:style-name="T2"/></text:p>
              <text:p text:style-name="P3"><text:span text:style-name="T3">Python Programming Lunch &amp; Learn </text:span></text:p>
              <text:p text:style-name="P3"><text:span text:style-name="T3"/></text:p>
              <text:p text:style-name="P3"><text:span text:style-name="T4">technoon.org/pynoo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1.7cm" fo:page-height="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8T15:47:51.618075696</meta:creation-date>
    <dc:date>2024-08-31T20:50:03.227728492</dc:date>
    <meta:editing-duration>PT8M59S</meta:editing-duration>
    <meta:editing-cycles>6</meta:editing-cycles>
    <meta:generator>LibreOffice/7.3.7.2$Linux_X86_64 LibreOffice_project/30$Build-2</meta:generator>
    <meta:document-statistic meta:object-count="4"/>
  </office:meta>
</office:document-meta>
</file>